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01cm"/>
    </style:style>
    <style:style style:name="Tabella2.B" style:family="table-column">
      <style:table-column-properties style:column-width="6.193cm"/>
    </style:style>
    <style:style style:name="Tabella2.C" style:family="table-column">
      <style:table-column-properties style:column-width="1.408cm"/>
    </style:style>
    <style:style style:name="Tabella2.D" style:family="table-column">
      <style:table-column-properties style:column-width="1.393cm"/>
    </style:style>
    <style:style style:name="Tabella2.E" style:family="table-column">
      <style:table-column-properties style:column-width="0.903cm"/>
    </style:style>
    <style:style style:name="Tabella2.F" style:family="table-column">
      <style:table-column-properties style:column-width="1.298cm"/>
    </style:style>
    <style:style style:name="Tabella2.G" style:family="table-column">
      <style:table-column-properties style:column-width="0.998cm"/>
    </style:style>
    <style:style style:name="Tabella2.H" style:family="table-column">
      <style:table-column-properties style:column-width="1.6cm"/>
    </style:style>
    <style:style style:name="Tabella2.I" style:family="table-column">
      <style:table-column-properties style:column-width="1.011cm"/>
    </style:style>
    <style:style style:name="Tabella2.J" style:family="table-column">
      <style:table-column-properties style:column-width="1.995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97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B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C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D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E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F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G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H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I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J5" style:family="table-cell">
      <style:table-cell-properties style:vertical-align="middle" fo:padding="0.097cm" fo:border-left="none" fo:border-right="none" fo:border-top="none" fo:border-bottom="0.5pt solid #000000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middle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middle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B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D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E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F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G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H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I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J8" style:family="table-cell">
      <style:table-cell-properties style:vertical-align="middle" fo:padding="0.097cm" fo:border-left="none" fo:border-right="none" fo:border-top="none" fo:border-bottom="0.5pt solid #000000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le5" style:family="table">
      <style:table-properties style:width="18.999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0.199cm"/>
    </style:style>
    <style:style style:name="Table5.I" style:family="table-column">
      <style:table-column-properties style:column-width="2.9cm"/>
    </style:style>
    <style:style style:name="Table5.K" style:family="table-column">
      <style:table-column-properties style:column-width="2.499cm"/>
    </style:style>
    <style:style style:name="Table5.O" style:family="table-column">
      <style:table-column-properties style:column-width="2.508cm"/>
    </style:style>
    <style:style style:name="Table5.A1" style:family="table-cell">
      <style:table-cell-properties style:vertical-align="" fo:background-color="transparent" fo:padding="0.101cm" fo:border-left="none" fo:border-right="none" fo:border-top="0.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5.A2" style:family="table-cell">
      <style:table-cell-properties style:vertical-align="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5.099cm"/>
    </style:style>
    <style:style style:name="Table3.B" style:family="table-column">
      <style:table-column-properties style:column-width="4.498cm"/>
    </style:style>
    <style:style style:name="Table3.C" style:family="table-column">
      <style:table-column-properties style:column-width="0.205cm"/>
    </style:style>
    <style:style style:name="Table3.F" style:family="table-column">
      <style:table-column-properties style:column-width="4.494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B1" style:family="table-cell">
      <style:table-cell-properties style:vertical-align="" fo:background-color="transparent" fo:padding="0.101cm" fo:border-left="none" fo:border-right="none" fo:border-top="0.5pt solid #000000" fo:border-bottom="none">
        <style:background-image/>
      </style:table-cell-properties>
    </style:style>
    <style:style style:name="Table3.B2" style:family="table-cell">
      <style:table-cell-properties style:vertical-align="" fo:background-color="transparent" fo:padding="0.101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rsid="025f8d5f" officeooo:paragraph-rsid="025f8d5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5f8d5f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5f8d5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5f8d5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5f8d5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583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24c09e9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f8d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0f1c1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5f8d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251d22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5f8d5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5f8d5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1d22b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25aeaa5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57c374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257c374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5aeaa5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2f11b1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4039b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410110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51d22b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57c374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10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0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0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0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f8d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officeooo:rsid="0084cdf3" style:font-size-asian="8pt" style:font-weight-asian="normal" style:font-size-complex="8pt" style:font-weight-complex="normal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font-name-complex="Microsoft Sans Serif" style:language-complex="ar" style:country-complex="SA"/>
    </style:style>
    <style:style style:name="T7" style:family="text">
      <style:text-properties style:use-window-font-color="true"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8" style:family="text">
      <style:text-properties style:use-window-font-color="true"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9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anguage="it" fo:country="IT" fo:font-style="normal" fo:font-weight="normal" officeooo:rsid="016a1d2a" style:font-name-asian="Times New Roman" style:font-style-asian="normal" style:font-weight-asian="normal" style:font-name-complex="Times New Roman" style:font-style-complex="normal" style:font-weight-complex="normal" text:display="true" style:text-overline-style="none" style:text-overline-color="font-color"/>
    </style:style>
    <style:style style:name="T16" style:family="text">
      <style:text-properties fo:color="#333333" fo:font-size="2pt" style:font-size-asian="2pt" style:font-size-complex="2pt"/>
    </style:style>
    <style:style style:name="T17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8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9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20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93c4ce" fo:background-color="transparent" loext:char-shading-value="0"/>
    </style:style>
    <style:style style:name="T23" style:family="text">
      <style:text-properties officeooo:rsid="0090aa57"/>
    </style:style>
    <style:style style:name="T2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5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normal" fo:text-shadow="none" style:text-underline-style="none" fo:font-weight="normal" officeooo:rsid="00f437f9" style:letter-kerning="false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fo:letter-spacing="normal" fo:language="zxx" fo:country="none" fo:text-shadow="none" style:text-underline-style="none" fo:font-weight="normal" style:letter-kerning="false" style:language-asian="zxx" style:country-asian="none" style:font-weight-asian="normal" style:language-complex="ar" style:country-complex="SA" style:font-weight-complex="normal" style:text-emphasize="none" style:text-scale="105%"/>
    </style:style>
    <style:style style:name="T3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style:font-size-asian="2pt" style:language-asian="zxx" style:country-asian="none" style:font-weight-asian="normal" style:font-size-complex="2pt" style:language-complex="ar" style:country-complex="SA" style:font-weight-complex="normal" style:text-emphasize="none" style:text-scale="105%"/>
    </style:style>
    <style:style style:name="T40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4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officeooo:rsid="00e801d6" fo:background-color="transparent" loext:char-shading-value="0" style:font-name-asian="Arial" style:font-size-asian="7pt" style:language-asian="zxx" style:country-asian="none" style:font-weight-asian="normal" style:font-name-complex="Arial1" style:font-size-complex="7pt" style:language-complex="ar" style:country-complex="SA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7pt" fo:font-style="italic" fo:text-shadow="none" fo:font-weight="normal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0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61" style:family="text">
      <style:text-properties style:font-name="Gotham Book" fo:font-size="7pt" style:font-size-asian="7pt" style:font-size-complex="7pt"/>
    </style:style>
    <style:style style:name="T62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9"><text:span text:style-name="T25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8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62"><text:placeholder text:placeholder-type="text">&lt;if test="variant_images()"&gt;</text:placeholder></text:p>
              <text:p text:style-name="P67"><text:placeholder text:placeholder-type="text">&lt;translate(u'image')&gt;</text:placeholder></text:p>
              <text:p text:style-name="P62"><text:placeholder text:placeholder-type="text">&lt;/if&gt;</text:placeholder></text:p>
            </table:table-cell>
            <table:table-cell table:style-name="Tabella2.A1" office:value-type="string">
              <text:p text:style-name="P63"><text:placeholder text:placeholder-type="text">&lt;if test="variant_images()"&gt;</text:placeholder></text:p>
              <text:p text:style-name="P68"><text:placeholder text:placeholder-type="text">&lt;translate(u'ordered color')&gt;</text:placeholder></text:p>
              <text:p text:style-name="P64"><text:placeholder text:placeholder-type="text">&lt;/if&gt;</text:placeholder></text:p>
              <text:p text:style-name="P64"><text:placeholder text:placeholder-type="text">&lt;if test="not variant_images()"&gt;</text:placeholder></text:p>
              <text:p text:style-name="P69"><text:placeholder text:placeholder-type="text">&lt;translate(u'image')&gt;</text:placeholder></text:p>
              <text:p text:style-name="P64"><text:placeholder text:placeholder-type="text">&lt;/if&gt;</text:placeholder></text:p>
            </table:table-cell>
            <table:table-cell table:style-name="Tabella2.A1" office:value-type="string">
              <text:p text:style-name="P84"><text:placeholder text:placeholder-type="text">&lt;translate(u'q.ty')&gt;</text:placeholder></text:p>
            </table:table-cell>
            <table:table-cell table:style-name="Tabella2.A1" office:value-type="string">
              <text:p text:style-name="P86"><text:span text:style-name="Strong_20_Emphasis"><text:span text:style-name="T29"><text:placeholder text:placeholder-type="text">&lt;if test="not o.print_hide_prices"&gt;</text:placeholder></text:span></text:span><text:bookmark-start text:name="__DdeLink__1383_742129671"/><text:placeholder text:placeholder-type="text">&lt;translate(u'price')&gt;</text:placeholder> <text:bookmark-start text:name="__DdeLink__5256_1405178256"/><text:placeholder text:placeholder-type="text">&lt;o.currency_id.name&gt;</text:placeholder><text:bookmark-end text:name="__DdeLink__5256_1405178256"/><text:span text:style-name="Strong_20_Emphasis"><text:span text:style-name="T30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84"><text:span text:style-name="Strong_20_Emphasis"><text:span text:style-name="T29"><text:placeholder text:placeholder-type="text">&lt;if test="not o.print_hide_prices"&gt;</text:placeholder></text:span></text:span><text:placeholder text:placeholder-type="text">&lt;translate(u'discount')&gt;</text:placeholder> %<text:span text:style-name="Strong_20_Emphasis"><text:span text:style-name="T30"><text:placeholder text:placeholder-type="text">&lt;/if&gt;</text:placeholder></text:span></text:span></text:p>
            </table:table-cell>
            <table:table-cell table:style-name="Tabella2.A1" office:value-type="string">
              <text:p text:style-name="P87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57"><text:placeholder text:placeholder-type="text">&lt;translate(u'net price')&gt;</text:placeholder></text:span></text:span><text:span text:style-name="Strong_20_Emphasis"><text:span text:style-name="T57"> </text:span></text:span><text:span text:style-name="Strong_20_Emphasis"><text:span text:style-name="T57"><text:placeholder text:placeholder-type="text">&lt;o.currency_id.name&gt;</text:placeholder></text:span></text:span><text:span text:style-name="Strong_20_Emphasis"><text:span text:style-name="T30"><text:placeholder text:placeholder-type="text">&lt;/if&gt;</text:placeholder></text:span></text:span></text:p>
            </table:table-cell>
            <table:table-cell table:style-name="Tabella2.A1" office:value-type="string">
              <text:p text:style-name="P85"><text:span text:style-name="Strong_20_Emphasis"><text:span text:style-name="T29"><text:placeholder text:placeholder-type="text">&lt;if test="not o.print_hide_prices"&gt;</text:placeholder></text:span></text:span><text:span text:style-name="Strong_20_Emphasis"><text:span text:style-name="T57"><text:placeholder text:placeholder-type="text">&lt;translate(u'VAT')&gt;</text:placeholder></text:span></text:span><text:span text:style-name="Strong_20_Emphasis"><text:span text:style-name="T57"> %</text:span></text:span><text:span text:style-name="Strong_20_Emphasis"><text:span text:style-name="T30"><text:placeholder text:placeholder-type="text">&lt;/if&gt;</text:placeholder></text:span></text:span></text:p>
            </table:table-cell>
            <table:table-cell table:style-name="Tabella2.A1" office:value-type="string">
              <text:p text:style-name="P84"><text:span text:style-name="Strong_20_Emphasis"><text:span text:style-name="T29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30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94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48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60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7"><text:bookmark-start text:name="__DdeLink__2256_1413577098"/><text:bookmark-start text:name="__DdeLink__4442_1964528056"/><text:placeholder text:placeholder-type="text">&lt;get_product_code(line)&gt;</text:placeholder><text:bookmark-end text:name="__DdeLink__2256_1413577098"/><text:bookmark-end text:name="__DdeLink__4442_1964528056"/></text:p>
          </table:table-cell>
          <table:table-cell table:style-name="Tabella2.B5" office:value-type="string">
            <text:p text:style-name="P102"><text:span text:style-name="Strong_20_Emphasis"><text:span text:style-name="T34"><text:placeholder text:placeholder-type="text">&lt;for each="nl in line.name.split('\n')"&gt;</text:placeholder></text:span></text:span></text:p>
            <text:p text:style-name="P102"><text:bookmark-start text:name="__DdeLink__3145_1056623958"/><text:bookmark-start text:name="__DdeLink__1310_1101738539"/><text:span text:style-name="Strong_20_Emphasis"><text:span text:style-name="T34"><text:placeholder text:placeholder-type="text">&lt;nl.upper().replace('NO DESC:','').replace('NO DESC','')&gt;</text:placeholder></text:span></text:span><text:bookmark-end text:name="__DdeLink__3145_1056623958"/><text:bookmark-end text:name="__DdeLink__1310_1101738539"/></text:p>
            <text:p text:style-name="P105"><text:span text:style-name="Strong_20_Emphasis"><text:span text:style-name="T36"><text:placeholder text:placeholder-type="text">&lt;/for&gt;</text:placeholder></text:span></text:span></text:p>
            <text:p text:style-name="P54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54"><text:span text:style-name="Strong_20_Emphasis"><text:span text:style-name="T58"><text:placeholder text:placeholder-type="text">&lt;if test="line.order_id.partner_product_additional_description_id"&gt;</text:placeholder></text:span></text:span></text:p>
            <text:p text:style-name="P54"><text:span text:style-name="Strong_20_Emphasis"><text:span text:style-name="T37"><text:placeholder text:placeholder-type="text">&lt;line.order_id.partner_product_additional_description_id.name&gt;</text:placeholder></text:span></text:span></text:p>
            <text:p text:style-name="P54"><text:span text:style-name="Strong_20_Emphasis"><text:span text:style-name="T58"><text:placeholder text:placeholder-type="text">&lt;/if&gt;</text:placeholder></text:span></text:span></text:p>
            <text:p text:style-name="P79"><text:bookmark-start text:name="__DdeLink__1306_1101738539"/><text:span text:style-name="Strong_20_Emphasis"><text:span text:style-name="T59"><text:placeholder text:placeholder-type="text">&lt;/if&gt;</text:placeholder></text:span></text:span><text:bookmark-end text:name="__DdeLink__1306_1101738539"/></text:p>
          </table:table-cell>
          <table:table-cell table:style-name="Tabella2.C5" office:value-type="string">
            <text:p text:style-name="P96"><text:span text:style-name="Strong_20_Emphasis"><text:span text:style-name="T42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1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98"><text:span text:style-name="Strong_20_Emphasis"><text:span text:style-name="T49"><text:placeholder text:placeholder-type="text">&lt;if test="line.product_id"&gt;</text:placeholder></text:span></text:span></text:p>
            <text:p text:style-name="P100"><text:span text:style-name="Strong_20_Emphasis"><text:span text:style-name="T42"><draw:frame draw:style-name="fr2" draw:name="image: asimage(line.product_id.att_image,None,1.1,1.1,'cm')" text:anchor-type="as-char" svg:width="1.101cm" svg:height="1.101cm" draw:z-index="2"><draw:text-box><text:p text:style-name="Frame_20_contents"/></draw:text-box></draw:frame></text:span></text:span></text:p>
            <text:p text:style-name="P100"><text:span text:style-name="Strong_20_Emphasis"><text:span text:style-name="T42"><text:placeholder text:placeholder-type="text">&lt;/if&gt;</text:placeholder></text:span></text:span></text:p>
            <text:p text:style-name="P98"><text:span text:style-name="Strong_20_Emphasis"><text:span text:style-name="T49"><text:placeholder text:placeholder-type="text">&lt;if test="not line.product_id"&gt;</text:placeholder></text:span></text:span></text:p>
            <text:p text:style-name="P98"><text:span text:style-name="Strong_20_Emphasis"><text:span text:style-name="T49"><text:placeholder text:placeholder-type="text">&lt;for each="att_line in line.product_attribute_ids"&gt;</text:placeholder></text:span></text:span></text:p>
            <text:p text:style-name="P98"><text:span text:style-name="Strong_20_Emphasis"><text:span text:style-name="T49"><draw:frame draw:style-name="fr2" draw:name="image: asimage(att_line.value_id.image,None,1.1,1.1,'cm')" text:anchor-type="as-char" svg:width="1.101cm" svg:height="1.101cm" draw:z-index="3"><draw:text-box><text:p text:style-name="Frame_20_contents"/></draw:text-box></draw:frame></text:span></text:span></text:p>
            <text:p text:style-name="P98"><text:span text:style-name="Strong_20_Emphasis"><text:span text:style-name="T49"><text:placeholder text:placeholder-type="text">&lt;/for&gt;</text:placeholder></text:span></text:span></text:p>
            <text:p text:style-name="P98"><text:span text:style-name="Strong_20_Emphasis"><text:span text:style-name="T49"><text:placeholder text:placeholder-type="text">&lt;/if&gt;</text:placeholder></text:span></text:span></text:p>
          </table:table-cell>
          <table:table-cell table:style-name="Tabella2.E5" office:value-type="string">
            <text:p text:style-name="P99"><text:span text:style-name="Strong_20_Emphasis"><text:span text:style-name="T48"><text:placeholder text:placeholder-type="text">&lt;if test="line.product_uom_qty != 0.0"&gt;</text:placeholder></text:span></text:span><text:span text:style-name="Strong_20_Emphasis"><text:span text:style-name="T52"><text:placeholder text:placeholder-type="text">&lt;formatLang(line.product_uom_qty,digits=0)&gt;</text:placeholder></text:span></text:span><text:span text:style-name="Strong_20_Emphasis"><text:span text:style-name="T48"><text:placeholder text:placeholder-type="text">&lt;/if&gt;</text:placeholder></text:span></text:span></text:p>
          </table:table-cell>
          <table:table-cell table:style-name="Tabella2.F5" office:value-type="string">
            <text:p text:style-name="P70"><text:span text:style-name="Strong_20_Emphasis"><text:span text:style-name="T31"><text:placeholder text:placeholder-type="text">&lt;if test="not o.print_hide_prices"&gt;</text:placeholder></text:span></text:span><text:span text:style-name="Strong_20_Emphasis"><text:span text:style-name="T32"><text:placeholder text:placeholder-type="text">&lt;if test="line.price_unit != 0.0"&gt;</text:placeholder></text:span></text:span><text:span text:style-name="T9"><text:placeholder text:placeholder-type="text">&lt;formatLang(line.price_unit, monetary=True)&gt;</text:placeholder></text:span><text:span text:style-name="Strong_20_Emphasis"><text:span text:style-name="T32"><text:placeholder text:placeholder-type="text">&lt;/if&gt;</text:placeholder></text:span></text:span><text:span text:style-name="Strong_20_Emphasis"><text:span text:style-name="T32"><text:placeholder text:placeholder-type="text">&lt;/if&gt;</text:placeholder></text:span></text:span></text:p>
          </table:table-cell>
          <table:table-cell table:style-name="Tabella2.G5" office:value-type="string">
            <text:p text:style-name="P75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discount != 0.00"&gt;</text:placeholder></text:span></text:span><text:span text:style-name="Strong_20_Emphasis"><text:span text:style-name="T54"><text:placeholder text:placeholder-type="text">&lt;formatLang(line.discount, digits=0)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5" office:value-type="string">
            <text:p text:style-name="P76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Strong_20_Emphasis"><text:span text:style-name="T55"><text:placeholder text:placeholder-type="text">&lt;formatLang(line.price_unit_net, monetary=True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I5" office:value-type="string">
            <text:p text:style-name="P77"><text:span text:style-name="Strong_20_Emphasis"><text:span text:style-name="T50"><text:placeholder text:placeholder-type="text">&lt;if test="not o.print_hide_prices"&gt;</text:placeholder></text:span></text:span><text:span text:style-name="Strong_20_Emphasis"><text:span text:style-name="T51"><text:placeholder text:placeholder-type="text">&lt;if test="line.tax_id"&gt;</text:placeholder></text:span></text:span><text:span text:style-name="Strong_20_Emphasis"><text:span text:style-name="T51"><text:placeholder text:placeholder-type="text">&lt;for each="tax in line.tax_id"&gt;</text:placeholder></text:span></text:span><text:span text:style-name="Strong_20_Emphasis"><text:span text:style-name="T56"><text:placeholder text:placeholder-type="text">&lt;formatLang(tax.amount *100, digits=1)&gt;</text:placeholder></text:span></text:span><text:span text:style-name="Strong_20_Emphasis"><text:span text:style-name="T51"><text:placeholder text:placeholder-type="text">&lt;/for&gt;</text:placeholder></text:span></text:span><text:span text:style-name="Strong_20_Emphasis"><text:span text:style-name="T51"><text:placeholder text:placeholder-type="text">&lt;/if&gt;</text:placeholder></text:span></text:span><text:span text:style-name="Strong_20_Emphasis"><text:span text:style-name="T51"><text:placeholder text:placeholder-type="text">&lt;/if&gt;</text:placeholder></text:span></text:span></text:p>
          </table:table-cell>
          <table:table-cell table:style-name="Tabella2.J5" office:value-type="string">
            <text:p text:style-name="P73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T61"><text:placeholder text:placeholder-type="text">&lt;formatLang(line.price_subtotal, monetary=True)&gt;</text:placeholder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9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0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6"><text:placeholder text:placeholder-type="text">&lt;line.product_id and line.product_id.code or ''&gt;</text:placeholder></text:p>
            <text:p text:style-name="P104"><text:span text:style-name="Strong_20_Emphasis"><text:span text:style-name="T35"/></text:span></text:p>
          </table:table-cell>
          <table:table-cell table:style-name="Tabella2.B8" table:number-columns-spanned="2" office:value-type="string">
            <text:p text:style-name="P103"><text:span text:style-name="Strong_20_Emphasis"><text:span text:style-name="T34"><text:placeholder text:placeholder-type="text">&lt;for each="nl in line.name.split('\n')"&gt;</text:placeholder></text:span></text:span></text:p>
            <text:p text:style-name="P103"><text:span text:style-name="Strong_20_Emphasis"><text:span text:style-name="T34"><text:placeholder text:placeholder-type="text">&lt;nl&gt;</text:placeholder></text:span></text:span></text:p>
            <text:p text:style-name="P106"><text:span text:style-name="Strong_20_Emphasis"><text:span text:style-name="T36"><text:placeholder text:placeholder-type="text">&lt;/for&gt;</text:placeholder></text:span></text:span></text:p>
            <text:p text:style-name="P54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54"><text:span text:style-name="Strong_20_Emphasis"><text:span text:style-name="T58"><text:placeholder text:placeholder-type="text">&lt;if test="line.order_id.partner_product_additional_description_id"&gt;</text:placeholder></text:span></text:span></text:p>
            <text:p text:style-name="P54"><text:span text:style-name="Strong_20_Emphasis"><text:span text:style-name="T27"><text:placeholder text:placeholder-type="text">&lt;line.order_id.partner_product_additional_description_id.name&gt;</text:placeholder></text:span></text:span></text:p>
            <text:p text:style-name="P54"><text:span text:style-name="Strong_20_Emphasis"><text:span text:style-name="T58"><text:placeholder text:placeholder-type="text">&lt;/if&gt;</text:placeholder></text:span></text:span></text:p>
            <text:p text:style-name="P79"><text:bookmark-start text:name="__DdeLink__1306_11017385391"/><text:span text:style-name="Strong_20_Emphasis"><text:span text:style-name="T59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8" office:value-type="string">
            <text:p text:style-name="P101"><text:span text:style-name="Strong_20_Emphasis"><text:span text:style-name="T33"><draw:frame draw:style-name="fr2" draw:name="image: asimage(img_gray(line.product_id and line.product_id.image_medium or line.product_tmpl_id and line.product_tmpl_id.image_medium),None,1.1,1.1,'cm'  )" text:anchor-type="as-char" svg:width="1.101cm" svg:height="1.101cm" draw:z-index="4"><draw:text-box><text:p text:style-name="Frame_20_contents"/></draw:text-box></draw:frame></text:span></text:span></text:p>
          </table:table-cell>
          <table:table-cell table:style-name="Tabella2.E8" office:value-type="string">
            <text:p text:style-name="P97"><text:span text:style-name="Strong_20_Emphasis"><text:span text:style-name="T48"><text:placeholder text:placeholder-type="text">&lt;if test="line.product_uom_qty != 0.0"&gt;</text:placeholder></text:span></text:span><text:span text:style-name="Strong_20_Emphasis"><text:span text:style-name="T53"><text:placeholder text:placeholder-type="text">&lt;line.product_uom and line.product_uom.name&gt;</text:placeholder></text:span></text:span><text:span text:style-name="Strong_20_Emphasis"><text:span text:style-name="T43"> </text:span></text:span><text:span text:style-name="Strong_20_Emphasis"><text:span text:style-name="T52"><text:placeholder text:placeholder-type="text">&lt;formatLang(line.product_uom_qty,digits=0)&gt;</text:placeholder></text:span></text:span><text:soft-page-break/><text:span text:style-name="Strong_20_Emphasis"><text:span text:style-name="T48"><text:placeholder text:placeholder-type="text">&lt;/if&gt;</text:placeholder></text:span></text:span></text:p>
          </table:table-cell>
          <table:table-cell table:style-name="Tabella2.F8" office:value-type="string">
            <text:p text:style-name="P71"><text:span text:style-name="Strong_20_Emphasis"><text:span text:style-name="T31"><text:placeholder text:placeholder-type="text">&lt;if test="not o.print_hide_prices"&gt;</text:placeholder></text:span></text:span><text:span text:style-name="Strong_20_Emphasis"><text:span text:style-name="T32"><text:placeholder text:placeholder-type="text">&lt;if test="line.price_unit != 0.0"&gt;</text:placeholder></text:span></text:span><text:span text:style-name="T9"><text:placeholder text:placeholder-type="text">&lt;formatLang(line.price_unit, monetary=True)&gt;</text:placeholder></text:span><text:span text:style-name="Strong_20_Emphasis"><text:span text:style-name="T32"><text:placeholder text:placeholder-type="text">&lt;/if&gt;</text:placeholder></text:span></text:span><text:span text:style-name="Strong_20_Emphasis"><text:span text:style-name="T32"><text:placeholder text:placeholder-type="text">&lt;/if&gt;</text:placeholder></text:span></text:span></text:p>
          </table:table-cell>
          <table:table-cell table:style-name="Tabella2.G8" office:value-type="string">
            <text:p text:style-name="P74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discount != 0.00"&gt;</text:placeholder></text:span></text:span><text:span text:style-name="Strong_20_Emphasis"><text:span text:style-name="T54"><text:placeholder text:placeholder-type="text">&lt;formatLang(line.discount, digits=0)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8" office:value-type="string">
            <text:p text:style-name="P76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Strong_20_Emphasis"><text:span text:style-name="T55"><text:placeholder text:placeholder-type="text">&lt;formatLang(line.price_unit_net, monetary=True)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I8" office:value-type="string">
            <text:p text:style-name="P78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tax_id"&gt;</text:placeholder></text:span></text:span><text:span text:style-name="Strong_20_Emphasis"><text:span text:style-name="T47"><text:placeholder text:placeholder-type="text">&lt;for each="tax in line.tax_id"&gt;</text:placeholder></text:span></text:span><text:span text:style-name="Strong_20_Emphasis"><text:span text:style-name="T55"><text:placeholder text:placeholder-type="text">&lt;formatLang(tax.amount *100, digits=1)&gt;</text:placeholder></text:span></text:span><text:span text:style-name="Strong_20_Emphasis"><text:span text:style-name="T47"><text:placeholder text:placeholder-type="text">&lt;/for&gt;</text:placeholder></text:span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  <table:table-cell table:style-name="Tabella2.J8" office:value-type="string">
            <text:p text:style-name="P72"><text:span text:style-name="Strong_20_Emphasis"><text:span text:style-name="T46"><text:placeholder text:placeholder-type="text">&lt;if test="not o.print_hide_prices"&gt;</text:placeholder></text:span></text:span><text:span text:style-name="Strong_20_Emphasis"><text:span text:style-name="T47"><text:placeholder text:placeholder-type="text">&lt;if test="line.product_uom_qty != 0.0"&gt;</text:placeholder></text:span></text:span><text:span text:style-name="T61"><text:placeholder text:placeholder-type="text">&lt;formatLang(line.price_subtotal, monetary=True)&gt;</text:placeholder></text:span><text:span text:style-name="Strong_20_Emphasis"><text:span text:style-name="T47"><text:placeholder text:placeholder-type="text">&lt;/if&gt;</text:placeholder></text:span></text:span><text:span text:style-name="Strong_20_Emphasis"><text:span text:style-name="T47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92"><text:bookmark-start text:name="__DdeLink__4829_694819996"/><text:placeholder text:placeholder-type="text">&lt;/if&gt;</text:placeholder><text:bookmark-end text:name="__DdeLink__4829_69481999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I"/>
        <table:table-column table:style-name="Table5.B"/>
        <table:table-column table:style-name="Table5.K"/>
        <table:table-column table:style-name="Table5.B"/>
        <table:table-column table:style-name="Table5.K"/>
        <table:table-column table:style-name="Table5.B"/>
        <table:table-column table:style-name="Table5.O"/>
        <table:table-row>
          <table:table-cell table:style-name="Table5.A1" office:value-type="string">
            <text:p text:style-name="P59"><text:placeholder text:placeholder-type="text">&lt;if test="sale_weight()"&gt;</text:placeholder></text:p>
            <text:p text:style-name="P65"><text:bookmark-start text:name="__DdeLink__943_1928623897"/><text:placeholder text:placeholder-type="text">&lt;get_label(o,'volume').lower()&gt;</text:placeholder><text:bookmark-end text:name="__DdeLink__943_1928623897"/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59"><text:placeholder text:placeholder-type="text">&lt;if test="sale_weight()"&gt;</text:placeholder></text:p>
            <text:p text:style-name="P65"><text:placeholder text:placeholder-type="text">&lt;get_label(o,'weight').lower(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59"><text:placeholder text:placeholder-type="text">&lt;if test="sale_weight()"&gt;</text:placeholder></text:p>
            <text:p text:style-name="P65"><text:placeholder text:placeholder-type="text">&lt;get_label(o,'net_weight').lower(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65"><text:span text:style-name="Strong_20_Emphasis"><text:span text:style-name="T39"/></text:span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65"><text:span text:style-name="Strong_20_Emphasis"><text:span text:style-name="T28"><text:placeholder text:placeholder-type="text">&lt;if test="not o.print_hide_prices"&gt;</text:placeholder></text:span></text:span><text:span text:style-name="Strong_20_Emphasis"><text:span text:style-name="T38"><text:placeholder text:placeholder-type="text">&lt;translate(u'contribution amount'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le5.B1" office:value-type="string">
            <text:p text:style-name="P59"/>
          </table:table-cell>
          <table:table-cell table:style-name="Table5.A1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5"><text:placeholder text:placeholder-type="text">&lt;translate(u'transport amount')&gt;</text:placeholder></text:p>
            <text:p text:style-name="P59"><text:placeholder text:placeholder-type="text">&lt;/if&gt;</text:placeholder><text:placeholder text:placeholder-type="text">&lt;/if&gt;</text:placeholder></text:p>
          </table:table-cell>
          <table:table-cell table:style-name="Table5.B1" office:value-type="string">
            <text:p text:style-name="P65"/>
          </table:table-cell>
          <table:table-cell table:style-name="Table5.A1" office:value-type="string">
            <text:p text:style-name="P65"><text:span text:style-name="Strong_20_Emphasis"><text:span text:style-name="T28"><text:placeholder text:placeholder-type="text">&lt;if test="not o.print_hide_prices"&gt;</text:placeholder></text:span></text:span><text:placeholder text:placeholder-type="text">&lt;translate(u'other amount')&gt;</text:placeholder><text:span text:style-name="T5"><text:placeholder text:placeholder-type="text">&lt;/if&gt;</text:placeholder></text:span></text:p>
          </table:table-cell>
          <table:table-cell table:style-name="Table5.B1" office:value-type="string">
            <text:p text:style-name="P65"/>
          </table:table-cell>
          <table:table-cell table:style-name="Table5.A1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/text:p>
            <text:p text:style-name="P59"><text:bookmark-start text:name="__DdeLink__1474_262400352"/><text:bookmark-start text:name="__DdeLink__1544_669721328"/><text:placeholder text:placeholder-type="text">&lt;if test="check_installed_module('delivery')"&gt;</text:placeholder><text:bookmark-end text:name="__DdeLink__1474_262400352"/><text:bookmark-end text:name="__DdeLink__1544_669721328"/></text:p>
            <text:p text:style-name="P65"><text:placeholder text:placeholder-type="text">&lt;translate(u'goods amount')&gt;</text:placeholder></text:p>
            <text:p text:style-name="P59"><text:placeholder text:placeholder-type="text">&lt;/if&gt;</text:placeholder><text:placeholder text:placeholder-type="text">&lt;/if&gt;</text:placeholder></text:p>
          </table:table-cell>
        </table:table-row>
        <table:table-row>
          <table:table-cell table:style-name="Table5.A2" office:value-type="string">
            <text:p text:style-name="P61"><text:placeholder text:placeholder-type="text">&lt;if test="sale_weight()"&gt;</text:placeholder></text:p>
            <text:p text:style-name="P66"><text:placeholder text:placeholder-type="text">&lt;formatLang(o.volume, digits=6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61"/>
          </table:table-cell>
          <table:table-cell table:style-name="Table5.A2" office:value-type="string">
            <text:p text:style-name="P61"><text:placeholder text:placeholder-type="text">&lt;if test="sale_weight()"&gt;</text:placeholder></text:p>
            <text:p text:style-name="P66"><text:placeholder text:placeholder-type="text">&lt;formatLang(o.weight, digits=3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61"/>
          </table:table-cell>
          <table:table-cell table:style-name="Table5.A2" office:value-type="string">
            <text:p text:style-name="P61"><text:bookmark-start text:name="__DdeLink__1014_54864676"/><text:placeholder text:placeholder-type="text">&lt;if test="sale_weight()"&gt;</text:placeholder><text:bookmark-end text:name="__DdeLink__1014_54864676"/></text:p>
            <text:p text:style-name="P66"><text:placeholder text:placeholder-type="text">&lt;formatLang(o.net_weight, digits=3)&gt;</text:placeholder></text:p>
            <text:p text:style-name="P59"><text:placeholder text:placeholder-type="text">&lt;/if&gt;</text:placeholder></text:p>
          </table:table-cell>
          <table:table-cell table:style-name="Table5.B1" office:value-type="string">
            <text:p text:style-name="P59"/>
          </table:table-cell>
          <table:table-cell table:style-name="Table5.A2" office:value-type="string">
            <text:p text:style-name="P59"/>
          </table:table-cell>
          <table:table-cell table:style-name="Table5.B1" office:value-type="string">
            <text:p text:style-name="P59"/>
          </table:table-cell>
          <table:table-cell table:style-name="Table5.A2" office:value-type="string">
            <text:p text:style-name="P65"><text:span text:style-name="Strong_20_Emphasis"><text:span text:style-name="T28"><text:placeholder text:placeholder-type="text">&lt;if test="not o.print_hide_prices"&gt;</text:placeholder></text:span></text:span><text:bookmark text:name="__DdeLink__2249_5486467611111"/><text:placeholder text:placeholder-type="text">&lt;formatLang(get_total_contribution(o.order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Table5.B1" office:value-type="string">
            <text:p text:style-name="P59"/>
          </table:table-cell>
          <table:table-cell table:style-name="Table5.A2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5"><text:placeholder text:placeholder-type="text">&lt;formatLang(get_total_transport(o.order_line), monetary=True, currency_obj=o.currency_id)&gt;</text:placeholder></text:p>
            <text:p text:style-name="P59"><text:bookmark text:name="__DdeLink__2249_5486467611"/><text:placeholder text:placeholder-type="text">&lt;/if&gt;</text:placeholder><text:placeholder text:placeholder-type="text">&lt;/if&gt;</text:placeholder></text:p>
          </table:table-cell>
          <table:table-cell table:style-name="Table5.B1" office:value-type="string">
            <text:p text:style-name="P65"/>
          </table:table-cell>
          <table:table-cell table:style-name="Table5.A2" office:value-type="string">
            <text:p text:style-name="P65"><text:span text:style-name="Strong_20_Emphasis"><text:span text:style-name="T28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2"/><text:span text:style-name="T5"><text:placeholder text:placeholder-type="text">&lt;/if&gt;</text:placeholder></text:span></text:p>
          </table:table-cell>
          <table:table-cell table:style-name="Table5.B1" office:value-type="string">
            <text:p text:style-name="P65"/>
          </table:table-cell>
          <table:table-cell table:style-name="Table5.A2" office:value-type="string">
            <text:p text:style-name="P59"><text:span text:style-name="Strong_20_Emphasis"><text:span text:style-name="T26"><text:placeholder text:placeholder-type="text">&lt;if test="not o.print_hide_prices"&gt;</text:placeholder></text:span></text:span></text:p>
            <text:p text:style-name="P59"><text:placeholder text:placeholder-type="text">&lt;if test="check_installed_module('delivery')"&gt;</text:placeholder></text:p>
            <text:p text:style-name="P65"><text:placeholder text:placeholder-type="text">&lt;formatLang(get_total_goods(o.order_line), monetary=True, currency_obj=o.currency_id)&gt;</text:placeholder></text:p>
            <text:p text:style-name="P59"><text:bookmark text:name="__DdeLink__2249_54864676"/><text:placeholder text:placeholder-type="text">&lt;/if&gt;</text:placeholder><text:placeholder text:placeholder-type="text">&lt;/if&gt;</text:placeholder></text:p>
          </table:table-cell>
        </table:table-row>
      </table:table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59"><text:span text:style-name="Strong_20_Emphasis"><text:span text:style-name="T26"/></text:span></text:p>
          </table:table-cell>
          <table:table-cell table:style-name="Table3.B1" office:value-type="string">
            <text:p text:style-name="P37"><text:span text:style-name="Strong_20_Emphasis"><text:span text:style-name="T40"><text:placeholder text:placeholder-type="text">&lt;if test="not o.print_hide_prices"&gt;</text:placeholder></text:span></text:span><text:placeholder text:placeholder-type="text">&lt;get_label(o,'amount_untaxed'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37"/>
          </table:table-cell>
          <table:table-cell table:style-name="Table3.B1" office:value-type="string">
            <text:p text:style-name="P37"><text:span text:style-name="Strong_20_Emphasis"><text:span text:style-name="T40"><text:placeholder text:placeholder-type="text">&lt;if test="not o.print_hide_prices"&gt;</text:placeholder></text:span></text:span><text:placeholder text:placeholder-type="text">&lt;get_label(o,'amount_tax'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31"/>
          </table:table-cell>
          <table:table-cell table:style-name="Table3.B1" office:value-type="string">
            <text:p text:style-name="P31"><text:span text:style-name="Strong_20_Emphasis"><text:span text:style-name="T41"><text:placeholder text:placeholder-type="text">&lt;if test="not o.print_hide_prices"&gt;</text:placeholder></text:span></text:span><text:placeholder text:placeholder-type="text">&lt;get_label(o,'amount_total')&gt;</text:placeholder><text:span text:style-name="T17"><text:placeholder text:placeholder-type="text">&lt;/if&gt;</text:placeholder></text:span></text:p>
          </table:table-cell>
        </table:table-row>
        <table:table-row table:style-name="Table3.1">
          <table:table-cell table:style-name="Table3.A1" office:value-type="string">
            <text:p text:style-name="P59"><text:span text:style-name="Strong_20_Emphasis"><text:span text:style-name="T26"/></text:span></text:p>
          </table:table-cell>
          <table:table-cell table:style-name="Table3.B2" office:value-type="string">
            <text:p text:style-name="P42"><text:span text:style-name="Strong_20_Emphasis"><text:span text:style-name="T40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8"><text:placeholder text:placeholder-type="text">&lt;/if&gt;</text:placeholder></text:span></text:p>
          </table:table-cell>
          <table:table-cell table:style-name="Table3.A1" office:value-type="string">
            <text:p text:style-name="P42"/>
          </table:table-cell>
          <table:table-cell table:style-name="Table3.B2" office:value-type="string">
            <text:p text:style-name="P42"><text:span text:style-name="Strong_20_Emphasis"><text:span text:style-name="T40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8"><text:placeholder text:placeholder-type="text">&lt;/if&gt;</text:placeholder></text:span></text:p>
          </table:table-cell>
          <table:table-cell table:style-name="Table3.A1" office:value-type="string">
            <text:p text:style-name="P32"/>
          </table:table-cell>
          <table:table-cell table:style-name="Table3.B2" office:value-type="string">
            <text:p text:style-name="P32"><text:span text:style-name="T12"><text:s/></text:span><text:span text:style-name="Strong_20_Emphasis"><text:span text:style-name="T40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8"><text:placeholder text:placeholder-type="text">&lt;/if&gt;</text:placeholder></text:span></text:p>
          </table:table-cell>
        </table:table-row>
      </table:table>
      <text:p text:style-name="P22"/>
      <text:p text:style-name="P30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9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20"><text:placeholder text:placeholder-type="text">&lt;/if&gt;</text:placeholder></text:span></text:p>
      <text:p text:style-name="P29"><text:placeholder text:placeholder-type="text">&lt;o.fiscal_position.note or ''&gt;</text:placeholder><text:span text:style-name="T60"> </text:span></text:p>
      <text:p text:style-name="P58"><text:placeholder text:placeholder-type="text">&lt;if test="check_installed_module('account_fiscal_position_rule_partner')"&gt;</text:placeholder></text:p>
      <text:p text:style-name="P46"><text:placeholder text:placeholder-type="text">&lt;if test="o.account_fiscal_position_rule_id"&gt;</text:placeholder></text:p>
      <text:p text:style-name="P38"><text:span text:style-name="T62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7"><text:placeholder text:placeholder-type="text">&lt;/if&gt;</text:placeholder></text:p>
      <text:p text:style-name="P47"><text:placeholder text:placeholder-type="text">&lt;/if&gt;</text:placeholder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2.406cm"/>
    </style:style>
    <style:style style:name="Table2.C" style:family="table-column">
      <style:table-column-properties style:column-width="0.205cm"/>
    </style:style>
    <style:style style:name="Table2.D" style:family="table-column">
      <style:table-column-properties style:column-width="5.988cm"/>
    </style:style>
    <style:style style:name="Table2.F" style:family="table-column">
      <style:table-column-properties style:column-width="1.198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2.C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804cm"/>
    </style:style>
    <style:style style:name="Table1.B" style:family="table-column">
      <style:table-column-properties style:column-width="0.192cm"/>
    </style:style>
    <style:style style:name="Table1.C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01cm" fo:border-left="none" fo:border-right="none" fo:border-top="0.5pt solid #000000" fo:border-bottom="0.5pt solid #000000"/>
    </style:style>
    <style:style style:name="Table1.B1" style:family="table-cell">
      <style:table-cell-properties style:vertical-align="" fo:padding="0.101cm" fo:border="none"/>
    </style:style>
    <style:style style:name="Table1.A2" style:family="table-cell">
      <style:table-cell-properties style:vertical-align="bottom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49cm" fo:padding-right="0.049cm" fo:padding-top="0cm" fo:padding-bottom="0cm" fo:border-left="none" fo:border-right="none" fo:border-top="0.5pt solid #000000" fo:border-bottom="0.5pt solid #000000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24c09e9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6" style:family="paragraph" style:parent-style-name="Standard">
      <style:text-properties fo:font-size="4pt" style:font-size-asian="3.5pt" style:font-size-complex="4pt"/>
    </style:style>
    <style:style style:name="MP4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117bc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use-window-font-color="true"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style:use-window-font-color="true"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0" style:family="text">
      <style:text-properties officeooo:rsid="0093c4ce" fo:background-color="transparent" loext:char-shading-value="0"/>
    </style:style>
    <style:style style:name="MT11" style:family="text">
      <style:text-properties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fo:color="#333333" fo:language="it" fo:country="IT" fo:font-style="normal" fo:font-weight="normal" officeooo:rsid="016a1d2a" style:font-name-asian="Times New Roman" style:font-style-asian="normal" style:font-weight-asian="normal" style:font-name-complex="Times New Roman" style:font-style-complex="normal" style:font-weight-complex="normal" text:display="true" style:text-overline-style="none" style:text-overline-color="font-color"/>
    </style:style>
    <style:style style:name="MT15" style:family="text">
      <style:text-properties fo:font-size="8pt" fo:font-weight="normal" officeooo:rsid="0084cdf3" style:font-size-asian="8pt" style:font-weight-asian="normal" style:font-size-complex="8pt" style:font-weight-complex="normal"/>
    </style:style>
    <style:style style:name="MT1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C"/>
          <table:table-column table:style-name="Table2.F"/>
          <table:table-row table:style-name="Table2.1">
            <table:table-cell table:style-name="Table2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71cm" draw:z-index="5"><draw:text-box fo:min-height="3cm" fo:min-width="7.999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C1" table:number-rows-spanned="2" office:value-type="string">
              <text:p text:style-name="MP4"/>
            </table:table-cell>
            <table:table-cell table:style-name="Table2.D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C1" office:value-type="string">
              <text:p text:style-name="MP12"/>
            </table:table-cell>
            <table:table-cell table:style-name="Table2.B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MP13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covered-table-cell/>
            <table:table-cell table:style-name="Table2.C1" office:value-type="string">
              <text:p text:style-name="MP14"/>
            </table:table-cell>
            <table:table-cell table:style-name="Table2.B2" office:value-type="string">
              <text:p text:style-name="MP14"><text:page-number text:select-page="current">1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5"/>
              <text:p text:style-name="MP15"/>
              <text:p text:style-name="MP16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5" office:value-type="string">
              <text:p text:style-name="MP1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8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9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0"><text:placeholder text:placeholder-type="text">&lt;o.partner_shipping_id.title&gt;</text:placeholder></text:p>
              <text:p text:style-name="MP21"><text:bookmark-start text:name="__DdeLink__1486_400434007"/><text:placeholder text:placeholder-type="text">&lt;o.partner_shipping_id.name or ''&gt;</text:placeholder><text:bookmark-end text:name="__DdeLink__1486_400434007"/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23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4"/>
            </table:table-cell>
            <table:table-cell table:style-name="Table1.B1" office:value-type="string">
              <text:p text:style-name="MP19"/>
            </table:table-cell>
            <table:table-cell table:style-name="Table1.A1" office:value-type="string">
              <text:p text:style-name="MP25"><text:bookmark-start text:name="__DdeLink__1484_400434007"/><text:span text:style-name="MT7"><text:placeholder text:placeholder-type="text">&lt;get_label(o,'partner_invoice_id')&gt;</text:placeholder></text:span><text:bookmark-end text:name="__DdeLink__1484_400434007"/><text:span text:style-name="MT8">:</text:span></text:p>
              <text:p text:style-name="MP26"><text:placeholder text:placeholder-type="text">&lt;o.partner_invoice_id.title&gt;</text:placeholder></text:p>
              <text:p text:style-name="MP27"><text:bookmark-start text:name="__DdeLink__1492_400434007"/><text:placeholder text:placeholder-type="text">&lt;o.partner_invoice_id.name or ''&gt;</text:placeholder><text:bookmark-end text:name="__DdeLink__1492_400434007"/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8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9"><text:placeholder text:placeholder-type="text">&lt;get_label(o.partner_invoice_id,'phone')&gt;</text:placeholder></text:span><text:span text:style-name="MT10"><text:tab/>: </text:span><text:span text:style-name="MT11"><text:placeholder text:placeholder-type="text">&lt;o.partner_invoice_id.phone&gt;</text:placeholder></text:span></text:p>
              <text:p text:style-name="MP31"><text:span text:style-name="MT10">@<text:tab/>: </text:span><text:span text:style-name="MT11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12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3"><text:placeholder text:placeholder-type="text">&lt;translate(u'VAT')&gt;</text:placeholder></text:span><text:span text:style-name="MT10"><text:tab/></text:span><text:span text:style-name="MT11">: </text:span><text:span text:style-name="MT11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3" office:value-type="string">
              <text:p text:style-name="MP36"/>
            </table:table-cell>
            <table:covered-table-cell/>
            <table:covered-table-cell/>
          </table:table-row>
          <table:table-row table:style-name="Table1.1">
            <table:table-cell table:style-name="Table1.A3" table:number-columns-spanned="3" office:value-type="string">
              <text:p text:style-name="MP37"><text:bookmark-start text:name="__DdeLink__15372_1405178256"/><text:span text:style-name="MT14"><text:placeholder text:placeholder-type="text">&lt;if test="o.payment_term"&gt;</text:placeholder></text:span><text:bookmark-end text:name="__DdeLink__15372_1405178256"/><text:span text:style-name="MT15"><text:placeholder text:placeholder-type="text">&lt;get_label(o.payment_term, 'name')&gt;</text:placeholder></text:span><text:span text:style-name="MT14"><text:placeholder text:placeholder-type="text">&lt;/if&gt;</text:placeholder></text:span></text:p>
              <text:p text:style-name="MP37"><text:placeholder text:placeholder-type="text">&lt;choose&gt;</text:placeholder></text:p>
              <text:p text:style-name="MP38"><text:placeholder text:placeholder-type="text">&lt;get_selection_item(o.payment_term, o.payment_term.type) or ''&gt;</text:placeholder></text:p>
              <text:p text:style-name="MP39"><text:placeholder text:placeholder-type="text">&lt;o.payment_term and o.payment_term.note or o.payment_term and o.payment_term.name or ''&gt;</text:placeholder></text:p>
              <text:p text:style-name="MP38"><text:placeholder text:placeholder-type="text">&lt;when test="o.payment_term.type == 'RB'"&gt;</text:placeholder></text:p>
              <text:p text:style-name="MP38"><text:placeholder text:placeholder-type="text">&lt;choose&gt;</text:placeholder></text:p>
              <text:p text:style-name="MP38"><text:placeholder text:placeholder-type="text">&lt;when test="o.partner_id.bank_riba_id"&gt;</text:placeholder></text:p>
              <text:p text:style-name="MP38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38"><text:placeholder text:placeholder-type="text">&lt;if test="o.partner_id.bank_ids"&gt;</text:placeholder></text:p>
              <text:p text:style-name="MP39"><text:placeholder text:placeholder-type="text">&lt;o.partner_id.bank_ids[0].bank_name or '' &gt;</text:placeholder></text:p>
              <text:p text:style-name="MP38"><text:placeholder text:placeholder-type="text">&lt;/if&gt;</text:placeholder></text:p>
              <text:p text:style-name="MP38"><text:placeholder text:placeholder-type="text">&lt;/otherwise&gt;</text:placeholder></text:p>
              <text:p text:style-name="MP38"><text:placeholder text:placeholder-type="text">&lt;/choose&gt;</text:placeholder></text:p>
              <text:p text:style-name="MP38"><text:placeholder text:placeholder-type="text">&lt;/when&gt;</text:placeholder></text:p>
              <text:p text:style-name="MP38"><text:placeholder text:placeholder-type="text">&lt;otherwise&gt;</text:placeholder></text:p>
              <text:p text:style-name="MP40"><text:placeholder text:placeholder-type="text">&lt;choose&gt;</text:placeholder></text:p>
              <text:p text:style-name="MP41"><text:placeholder text:placeholder-type="text">&lt;when test="o.partner_id.company_bank_id"&gt;</text:placeholder></text:p>
              <text:p text:style-name="MP39"><text:span text:style-name="MT16"><text:placeholder text:placeholder-type="text">&lt;o.partner_id.company_bank_id.bank_name&gt;</text:placeholder></text:span><text:span text:style-name="MT16"> IBAN </text:span><text:span text:style-name="MT16"><text:placeholder text:placeholder-type="text">&lt;o.partner_id.company_bank_id.iban&gt;</text:placeholder></text:span></text:p>
              <text:p text:style-name="MP41"><text:placeholder text:placeholder-type="text">&lt;/when&gt;</text:placeholder></text:p>
              <text:p text:style-name="MP42"><text:placeholder text:placeholder-type="text">&lt;otherwise&gt;</text:placeholder></text:p>
              <text:p text:style-name="MP41"><text:placeholder text:placeholder-type="text">&lt;if test="o.company_id.bank_ids"&gt;</text:placeholder></text:p>
              <text:p text:style-name="MP39"><text:span text:style-name="MT16"><text:placeholder text:placeholder-type="text">&lt;o.company_id.bank_ids[0].bank_name&gt;</text:placeholder></text:span><text:span text:style-name="MT16"> IBAN </text:span><text:span text:style-name="MT16"><text:placeholder text:placeholder-type="text">&lt;o.company_id.bank_ids[0].iban&gt;</text:placeholder></text:span></text:p>
              <text:p text:style-name="MP41"><text:placeholder text:placeholder-type="text">&lt;/if&gt;</text:placeholder></text:p>
              <text:p text:style-name="MP40"><text:placeholder text:placeholder-type="text">&lt;/otherwise&gt;</text:placeholder></text:p>
              <text:p text:style-name="MP43"><text:placeholder text:placeholder-type="text">&lt;/choose&gt;</text:placeholder></text:p>
              <text:p text:style-name="MP38"><text:bookmark-start text:name="__DdeLink__1113_910980541"/><text:placeholder text:placeholder-type="text">&lt;/otherwise&gt;</text:placeholder></text:p>
              <text:p text:style-name="MP44"><text:placeholder text:placeholder-type="text">&lt;/choose&gt;</text:placeholder><text:bookmark-end text:name="__DdeLink__1113_910980541"/></text:p>
            </table:table-cell>
            <table:covered-table-cell/>
            <table:covered-table-cell/>
          </table:table-row>
        </table:table>
        <text:p text:style-name="MP45"/>
      </style:header>
      <style:footer>
        <text:p text:style-name="MP46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7"><text:bookmark-start text:name="__DdeLink__22927_1773268512"/><text:bookmark-start text:name="__DdeLink__2268_1642656401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text:bookmark-end text:name="__DdeLink__2268_1642656401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5T18:07:38.535314109</dc:date>
    <meta:editing-duration>P6DT15H19M11S</meta:editing-duration>
    <meta:editing-cycles>870</meta:editing-cycles>
    <meta:generator>LibreOffice/5.1.6.2$Linux_X86_64 LibreOffice_project/10m0$Build-2</meta:generator>
    <meta:document-statistic meta:table-count="6" meta:image-count="0" meta:object-count="0" meta:page-count="2" meta:paragraph-count="183" meta:word-count="544" meta:character-count="8467" meta:non-whitespace-character-count="8095"/>
  </office:meta>
</office:document-meta>
</file>